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howcard Gothic" svg:font-family="'Showcard Gothic'" style:font-family-generic="decorative" style:font-pitch="variable"/>
    <style:font-face style:name="Showcard Gothic1" svg:font-family="'Showcard Gothic'" style:font-adornments="Fett" style:font-family-generic="decorative" style:font-pitch="variable"/>
  </office:font-face-decls>
  <office:automatic-styles>
    <style:style style:name="P1" style:family="paragraph" style:parent-style-name="Text_20_body">
      <style:paragraph-properties fo:margin-top="0cm" fo:margin-bottom="0.046cm" style:contextual-spacing="false"/>
      <style:text-properties style:font-name="Calibri" fo:font-size="11pt" officeooo:rsid="01c80e11" officeooo:paragraph-rsid="0008e816" style:font-size-asian="11pt" style:font-size-complex="11pt"/>
    </style:style>
    <style:style style:name="P2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1c80e11" officeooo:paragraph-rsid="0008e816" style:font-size-asian="11pt" style:font-size-complex="11pt"/>
    </style:style>
    <style:style style:name="P3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25816f0" officeooo:paragraph-rsid="0008e816" style:font-size-asian="11pt" style:font-size-complex="11pt"/>
    </style:style>
    <style:style style:name="P4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2046556" officeooo:paragraph-rsid="0008e816" style:font-size-asian="11pt" style:font-size-complex="11pt"/>
    </style:style>
    <style:style style:name="P5" style:family="paragraph" style:parent-style-name="Text_20_body" style:list-style-name="List_20_1">
      <style:paragraph-properties fo:margin-top="0cm" fo:margin-bottom="0.146cm" style:contextual-spacing="false"/>
    </style:style>
    <style:style style:name="P6" style:family="paragraph" style:parent-style-name="Text_20_body">
      <style:paragraph-properties fo:margin-top="0cm" fo:margin-bottom="0.146cm" style:contextual-spacing="false"/>
    </style:style>
    <style:style style:name="T1" style:family="text">
      <style:text-properties style:font-name="Showcard Gothic1" fo:font-size="11pt" fo:font-style="italic" fo:font-weight="bold" officeooo:rsid="024eda9c" style:font-style-asian="italic" style:font-weight-asian="bold" style:font-style-complex="italic" style:font-weight-complex="bold"/>
    </style:style>
    <style:style style:name="T2" style:family="text">
      <style:text-properties style:font-name="Showcard Gothic1" fo:font-size="11pt" fo:language="en" fo:country="US" fo:font-style="italic" fo:font-weight="bold" officeooo:rsid="024eda9c" style:font-style-asian="italic" style:font-weight-asian="bold" style:font-style-complex="italic" style:font-weight-complex="bold"/>
    </style:style>
    <style:style style:name="T3" style:family="text">
      <style:text-properties style:font-name="Showcard Gothic1" fo:font-style="italic" fo:font-weight="bold" officeooo:rsid="024eda9c" style:font-style-asian="italic" style:font-weight-asian="bold" style:font-style-complex="italic" style:font-weight-complex="bold"/>
    </style:style>
    <style:style style:name="T4" style:family="text">
      <style:text-properties style:font-name="Showcard Gothic1" fo:language="en" fo:country="US" fo:font-style="italic" fo:font-weight="bold" officeooo:rsid="024eda9c" style:font-style-asian="italic" style:font-weight-asian="bold" style:font-style-complex="italic" style:font-weight-complex="bold"/>
    </style:style>
    <style:style style:name="T5" style:family="text">
      <style:text-properties style:font-name="Calibri1"/>
    </style:style>
    <style:style style:name="T6" style:family="text">
      <style:text-properties style:font-name="Calibri1" fo:font-size="11pt"/>
    </style:style>
    <style:style style:name="T7" style:family="text">
      <style:text-properties style:font-name="Calibri1" fo:font-size="11pt" officeooo:rsid="02046556"/>
    </style:style>
    <style:style style:name="T8" style:family="text">
      <style:text-properties style:font-name="Calibri1" officeooo:rsid="02046556"/>
    </style:style>
    <style:style style:name="T9" style:family="text">
      <style:text-properties officeooo:rsid="01ebe1cb"/>
    </style:style>
    <style:style style:name="T10" style:family="text">
      <style:text-properties officeooo:rsid="0253003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24eda9c"/>
    </style:style>
    <style:style style:name="T13" style:family="text">
      <style:text-properties officeooo:rsid="02506d99"/>
    </style:style>
    <style:style style:name="T14" style:family="text">
      <style:text-properties officeooo:rsid="028a26e4"/>
    </style:style>
    <style:style style:name="T15" style:family="text">
      <style:text-properties officeooo:rsid="025a3651"/>
    </style:style>
    <style:style style:name="T16" style:family="text">
      <style:text-properties officeooo:rsid="0269d3e9"/>
    </style:style>
    <style:style style:name="T17" style:family="text">
      <style:text-properties officeooo:rsid="02594aed"/>
    </style:style>
    <style:style style:name="T18" style:family="text">
      <style:text-properties officeooo:rsid="0251e466"/>
    </style:style>
    <style:style style:name="T19" style:family="text">
      <style:text-properties fo:font-style="italic" fo:font-weight="bold" officeooo:rsid="024eda9c" style:font-style-asian="italic" style:font-weight-asian="bold" style:font-style-complex="italic" style:font-weight-complex="bold"/>
    </style:style>
    <style:style style:name="T20" style:family="text">
      <style:text-properties officeooo:rsid="02046556"/>
    </style:style>
    <style:style style:name="T21" style:family="text">
      <style:text-properties style:font-name="Showcard Gothic" fo:font-style="italic" fo:font-weight="bold" officeooo:rsid="024eda9c" style:font-style-asian="italic" style:font-weight-asian="bold" style:font-style-complex="italic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28e5b19"/>
    </style:style>
    <style:style style:name="T24" style:family="text">
      <style:text-properties officeooo:rsid="028e5b19"/>
    </style:style>
    <style:style style:name="T25" style:family="text">
      <style:text-properties officeooo:rsid="028f586d"/>
    </style:style>
    <style:style style:name="T26" style:family="text">
      <style:text-properties style:font-name="Showcard Gothic" fo:font-size="9pt" officeooo:rsid="028f586d" style:font-size-asian="9pt" style:font-size-complex="9pt"/>
    </style:style>
    <style:style style:name="T27" style:family="text">
      <style:text-properties style:font-name="Showcard Gothic" officeooo:rsid="028f5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LARUS </text:span><text:span text:style-name="T22"><text:s/></text:span><text:span text:style-name="T23">as a project became successful only because a whole bunch of people contributed this project ( in alphanumerical order )</text:span></text:p>
      <text:p text:style-name="P6"/>
      <text:list xml:id="list4273756124" text:style-name="List_20_1">
        <text:list-item>
          <text:p text:style-name="P5"><text:span text:style-name="T11">Betz, Max</text:span>, <text:span text:style-name="T24">soaring pilot</text:span><text:span text:style-name="T12">, </text:span><text:span text:style-name="T24">s</text:span><text:span text:style-name="T12">oftware </text:span><text:span text:style-name="T24">and hardware engineer, in a prior life student of </text:span><text:span text:style-name="T12">Prof. Dr. </text:span><text:span text:style-name="T13">Klaus </text:span><text:span text:style-name="T12">Schäfer </text:span><text:span text:style-name="T24">at</text:span><text:span text:style-name="T12"> FH Darmstadt</text:span></text:p>
          <text:list>
            <text:list-item>
              <text:p text:style-name="P5">Hardware <text:span text:style-name="T24">a</text:span>nd <text:span text:style-name="T24">s</text:span>oftware <text:span text:style-name="T24">development of the man sensor unit, also guru of the GIT repository for the project</text:span></text:p>
            </text:list-item>
          </text:list>
        </text:list-item>
        <text:list-item>
          <text:p text:style-name="P5"><text:span text:style-name="T11">Foerderer, Marc</text:span>, <text:span text:style-name="T24">soaring pilot</text:span><text:span text:style-name="T12">, CEO </text:span><text:span text:style-name="T24">a</text:span><text:span text:style-name="T10">nd Partner </text:span><text:span text:style-name="T24">at </text:span><text:span text:style-name="T12">Air Avionics</text:span></text:p>
          <text:list>
            <text:list-item>
              <text:p text:style-name="P5">Dedication of material at hugely reduced charges</text:p>
            </text:list-item>
          </text:list>
        </text:list-item>
        <text:list-item>
          <text:p text:style-name="P5"><text:span text:style-name="T11">Langer, Stefan</text:span>, <text:span text:style-name="T25">German top pilot </text:span><text:span text:style-name="T12">, </text:span><text:span text:style-name="T25">produces and sells the </text:span><text:span text:style-name="T12">OpenVario System</text:span></text:p>
          <text:list>
            <text:list-item>
              <text:p text:style-name="P5"><text:span text:style-name="T16">Alpha-Tester, </text:span><text:span text:style-name="T25">Support by test and feedback</text:span></text:p>
            </text:list-item>
          </text:list>
        </text:list-item>
        <text:list-item>
          <text:p text:style-name="P5"><text:span text:style-name="T11">Leutenegger, Stefan</text:span>, <text:span text:style-name="T25">Swiss toppilot, professor at </text:span><text:span text:style-name="T12">TU </text:span><text:span text:style-name="T13">München</text:span><text:span text:style-name="T12">, </text:span><text:span text:style-name="T25">focus on </text:span><text:span text:style-name="T12">„Steuerung autonomer Systeme“, </text:span><text:span text:style-name="T25">many years of experience on drone control systems and visual recognition, was the author of wind approximation algorithms in the Air Avionics </text:span><text:span text:style-name="T13">Butterfly Air Glide S </text:span></text:p>
          <text:list>
            <text:list-item>
              <text:p text:style-name="P5"><text:span text:style-name="T25">He is rewriting his software for the </text:span><text:span text:style-name="T27">LARUS</text:span><text:span text:style-name="T25"> platform</text:span></text:p>
            </text:list-item>
          </text:list>
        </text:list-item>
        <text:list-item>
          <text:p text:style-name="P5"><text:span text:style-name="T11">Maier, Felix</text:span>, <text:span text:style-name="T24">soaring pilot</text:span><text:span text:style-name="T13">, </text:span><text:span text:style-name="T25">B.Sc. Mech. Engineering, now a QS engineer with </text:span><text:span text:style-name="T13">Continental</text:span></text:p>
          <text:list>
            <text:list-item>
              <text:p text:style-name="P5">3-D-<text:span text:style-name="T25">Printing</text:span></text:p>
            </text:list-item>
          </text:list>
        </text:list-item>
        <text:list-item>
          <text:p text:style-name="P5"><text:span text:style-name="T11">Rupp, Horst</text:span>, <text:span text:style-name="T24">soaring pilot</text:span><text:span text:style-name="T13">, </text:span><text:span text:style-name="T25">Dipl.-Inf. Computer Science</text:span><text:span text:style-name="T13">, </text:span><text:span text:style-name="T17">Nestor </text:span><text:span text:style-name="T25">of the project</text:span><text:span text:style-name="T17">, </text:span><text:span text:style-name="T25">in former times s</text:span><text:span text:style-name="T13">oftware-</text:span><text:span text:style-name="T25">developer, then IT manager and consultant, many years of experience in building variometers</text:span><text:span text:style-name="T10">, </text:span><text:span text:style-name="T25">had to re-learn programming in his olden days</text:span></text:p>
          <text:list>
            <text:list-item>
              <text:p text:style-name="P5">Software <text:span text:style-name="T25">development </text:span><text:span text:style-name="T14">FrontEnd</text:span>, Hardware <text:span text:style-name="T25">and s</text:span>oftware <text:span text:style-name="T25">development for the p</text:span>rototype Audio <text:span text:style-name="T25">Module</text:span></text:p>
            </text:list-item>
          </text:list>
        </text:list-item>
        <text:list-item>
          <text:p text:style-name="P5"><text:span text:style-name="T11">Schäfer, Klaus</text:span>, <text:span text:style-name="T24">soaring pilot</text:span><text:span text:style-name="T13">, </text:span><text:span text:style-name="T25">professor at </text:span><text:span text:style-name="T13">FH Darmstadt, </text:span><text:span text:style-name="T25">focus </text:span><text:span text:style-name="T13">“Microcontroller</text:span><text:span text:style-name="T25">s</text:span><text:span text:style-name="T13">“, </text:span><text:span text:style-name="T25">many years of experience in building variometers</text:span><text:span text:style-name="T10"> </text:span><text:span text:style-name="T25">and drone control systems</text:span></text:p>
          <text:list>
            <text:list-item>
              <text:p text:style-name="P5">Software <text:span text:style-name="T25">development of main sensor, inertial platform, wind approximation</text:span></text:p>
            </text:list-item>
            <text:list-item>
              <text:p text:style-name="P5"><text:span text:style-name="T17">Guru </text:span><text:span text:style-name="T25">for the development </text:span><text:span text:style-name="T17">platform </text:span><text:span text:style-name="T14">STM32CUBEIDE</text:span></text:p>
            </text:list-item>
          </text:list>
        </text:list-item>
        <text:list-item>
          <text:p text:style-name="P5"><text:span text:style-name="T11">Simon, Winfried</text:span>, <text:span text:style-name="T24">soaring pilot</text:span><text:span text:style-name="T13">, Dipl.-Ing. </text:span><text:span text:style-name="T25">Electronic Engineering, s</text:span><text:span text:style-name="T13">oftware </text:span><text:span text:style-name="T25">developer, <text:s/>many years of experience in building variometers</text:span></text:p>
          <text:list>
            <text:list-item>
              <text:p text:style-name="P5">Most important sparring partner in the team</text:p>
            </text:list-item>
            <text:list-item>
              <text:p text:style-name="P5">Preprocessing and representation of flight polar data to be used in the FRontEnd</text:p>
            </text:list-item>
          </text:list>
        </text:list-item>
        <text:list-item>
          <text:p text:style-name="P5"><text:span text:style-name="T11">Wahlig, Uwe</text:span>, <text:span text:style-name="T25">German top pilot, software developer and consultant with SAP</text:span></text:p>
          <text:list>
            <text:list-item>
              <text:p text:style-name="P5"><text:span text:style-name="T16">Alpha-Tester, </text:span><text:span text:style-name="T25">support by test and feedback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howcard Gothic" svg:font-family="'Showcard Gothic'" style:font-family-generic="decorative" style:font-pitch="variable"/>
    <style:font-face style:name="Showcard Gothic1" svg:font-family="'Showcard Gothic'" style:font-adornments="Fett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Standard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1:08:00.355000000</meta:creation-date>
    <dc:date>2022-04-18T11:45:58.808000000</dc:date>
    <dc:creator>Horst Rupp</dc:creator>
    <meta:editing-duration>PT37M5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313" meta:character-count="2010" meta:non-whitespace-character-count="1735"/>
  </office:meta>
</office:document-meta>
</file>